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🧪 <text:span text:style-name="Strong_20_Emphasis">CONJUNTO DE PRUEBAS PARA LOS ALUMNOS</text:span></text:h>
      <text:p text:style-name="Text_20_body">Los alumnos deben comprobar que su ejercicio funciona correctamente realizando las siguientes pruebas:</text:p>
      <text:p text:style-name="Horizontal_20_Line"/>
      <text:h text:style-name="Heading_20_2" text:outline-level="2">🔍 <text:span text:style-name="Strong_20_Emphasis">Prueba 1: Puntuación vacía</text:span></text:h>
      <text:p text:style-name="Text_20_body"><text:span text:style-name="Strong_20_Emphasis">Acción:</text:span></text:p>
      <text:list xml:id="list1970884191" text:style-name="L1">
        <text:list-item>
          <text:p text:style-name="P4">Dejar el campo de puntuación en blanco.</text:p>
        </text:list-item>
        <text:list-item>
          <text:p text:style-name="P4">Pulsar el botón de búsqueda.</text:p>
        </text:list-item>
      </text:list>
      <text:p text:style-name="Text_20_body"><text:span text:style-name="Strong_20_Emphasis">Resultado esperado:</text:span></text:p>
      <text:list xml:id="list799013227" text:style-name="L2">
        <text:list-item>
          <text:p text:style-name="P5">En el div aparece el mensaje:<text:line-break/><text:span text:style-name="Strong_20_Emphasis">“Por favor, introduce una puntuación.”</text:span></text:p>
        </text:list-item>
      </text:list>
      <text:p text:style-name="Horizontal_20_Line"/>
      <text:h text:style-name="Heading_20_2" text:outline-level="2">🔍 <text:span text:style-name="Strong_20_Emphasis">Prueba 2: Puntuación menor que todos los registros</text:span></text:h>
      <text:p text:style-name="Text_20_body"><text:span text:style-name="Strong_20_Emphasis">Acción:</text:span></text:p>
      <text:list xml:id="list2862015503" text:style-name="L3">
        <text:list-item>
          <text:p text:style-name="P6">Introducir una puntuación muy baja, por ejemplo:<text:line-break/><text:span text:style-name="Strong_20_Emphasis">0</text:span></text:p>
        </text:list-item>
        <text:list-item>
          <text:p text:style-name="P6">Pulsar el botón.</text:p>
        </text:list-item>
      </text:list>
      <text:p text:style-name="Text_20_body"><text:span text:style-name="Strong_20_Emphasis">Resultado esperado:</text:span></text:p>
      <text:list xml:id="list1758241" text:style-name="L4">
        <text:list-item>
          <text:p text:style-name="P7">Se muestra una lista con <text:span text:style-name="Strong_20_Emphasis">todos</text:span> los alumnos de la base de datos.</text:p>
        </text:list-item>
      </text:list>
      <text:p text:style-name="Horizontal_20_Line"/>
      <text:h text:style-name="Heading_20_2" text:outline-level="2">🔍 <text:span text:style-name="Strong_20_Emphasis">Prueba 3: Puntuación mayor que todos los registros</text:span></text:h>
      <text:p text:style-name="Text_20_body"><text:span text:style-name="Strong_20_Emphasis">Acción:</text:span></text:p>
      <text:list xml:id="list60995049" text:style-name="L5">
        <text:list-item>
          <text:p text:style-name="P8">Introducir una puntuación muy alta, por ejemplo:<text:line-break/><text:span text:style-name="Strong_20_Emphasis">9999</text:span></text:p>
        </text:list-item>
      </text:list>
      <text:p text:style-name="Text_20_body"><text:span text:style-name="Strong_20_Emphasis">Resultado esperado:</text:span></text:p>
      <text:list xml:id="list1020945054" text:style-name="L6">
        <text:list-item>
          <text:p text:style-name="P9">El div muestra el mensaje:<text:line-break/><text:span text:style-name="Strong_20_Emphasis">“No hay alumnos con una puntuación mayor que la indicada.”</text:span></text:p>
        </text:list-item>
      </text:list>
      <text:p text:style-name="Horizontal_20_Line"/>
      <text:h text:style-name="Heading_20_2" text:outline-level="2"><text:soft-page-break/>🔍 <text:span text:style-name="Strong_20_Emphasis">Prueba 4: Puntuación intermedia</text:span></text:h>
      <text:p text:style-name="Text_20_body"><text:span text:style-name="Strong_20_Emphasis">Acción:</text:span></text:p>
      <text:list xml:id="list1371579323" text:style-name="L7">
        <text:list-item>
          <text:p text:style-name="P10">Introducir una puntuación que deje algunos alumnos por encima<text:line-break/>(por ejemplo, si hay alumnos con 150, 200, 300 → introducir <text:span text:style-name="Strong_20_Emphasis">180</text:span>).</text:p>
        </text:list-item>
      </text:list>
      <text:p text:style-name="Text_20_body"><text:span text:style-name="Strong_20_Emphasis">Resultado esperado:</text:span></text:p>
      <text:list xml:id="list105335619" text:style-name="L8">
        <text:list-item>
          <text:p text:style-name="P11">Solo se muestran los alumnos cuya puntuación sea estrictamente mayor que la indicada.</text:p>
        </text:list-item>
      </text:list>
      <text:p text:style-name="Horizontal_20_Line"/>
      <text:h text:style-name="Heading_20_2" text:outline-level="2">🔍 <text:span text:style-name="Strong_20_Emphasis">Prueba 5: Error HTTP (simulada)</text:span></text:h>
      <text:p text:style-name="Text_20_body"><text:span text:style-name="Strong_20_Emphasis">Acción:</text:span></text:p>
      <text:list xml:id="list4207541679" text:style-name="L9">
        <text:list-item>
          <text:p text:style-name="P12">Cambiar temporalmente la URL dentro de <text:span text:style-name="Source_20_Text">buscarAlumnos</text:span>, por ejemplo:</text:p>
          <text:p text:style-name="P1"><text:span text:style-name="Source_20_Text">const url = "archivo_que_no_existe.php?puntuacion=" + puntuacion;</text:span></text:p>
        </text:list-item>
      </text:list>
      <text:p text:style-name="Text_20_body"><text:span text:style-name="Strong_20_Emphasis">Resultado esperado:</text:span></text:p>
      <text:list xml:id="list3624277828" text:style-name="L10">
        <text:list-item>
          <text:p text:style-name="P13">Se debe mostrar un mensaje de error:<text:line-break/><text:span text:style-name="Strong_20_Emphasis">“Error HTTP: 404”</text:span></text:p>
        </text:list-item>
      </text:list>
      <text:p text:style-name="Horizontal_20_Line"/>
      <text:h text:style-name="Heading_20_2" text:outline-level="2">🔍 <text:span text:style-name="Strong_20_Emphasis">Prueba 6: Error de red (simulada)</text:span></text:h>
      <text:p text:style-name="Text_20_body"><text:span text:style-name="Strong_20_Emphasis">Acción:</text:span></text:p>
      <text:list xml:id="list3130010832" text:style-name="L11">
        <text:list-item>
          <text:p text:style-name="P14">Apagar el servidor XAMPP/WAMP/LAMP o desconectar la red.</text:p>
        </text:list-item>
        <text:list-item>
          <text:p text:style-name="P14">Realizar una búsqueda.</text:p>
        </text:list-item>
      </text:list>
      <text:p text:style-name="Text_20_body"><text:span text:style-name="Strong_20_Emphasis">Resultado esperado:</text:span></text:p>
      <text:list xml:id="list2024381504" text:style-name="L12">
        <text:list-item>
          <text:p text:style-name="P15">Debe mostrarse:<text:line-break/><text:span text:style-name="Strong_20_Emphasis">“Error de red: no se pudo conectar con el servidor.”</text:span></text:p>
        </text:list-item>
      </text:list>
      <text:p text:style-name="Horizontal_20_Line"/>
      <text:h text:style-name="Heading_20_2" text:outline-level="2">🔍 <text:span text:style-name="Strong_20_Emphasis">Prueba 7: Validación de Promesas</text:span></text:h>
      <text:p text:style-name="Text_20_body"><text:span text:style-name="Strong_20_Emphasis">Acción:</text:span></text:p>
      <text:list xml:id="list3152497611" text:style-name="L13">
        <text:list-item>
          <text:p text:style-name="P16">Revisar en la consola del navegador que <text:span text:style-name="Strong_20_Emphasis">no aparece ningún error</text:span> de promesas no manejadas.</text:p>
        </text:list-item>
      </text:list>
      <text:p text:style-name="Text_20_body"><text:span text:style-name="Strong_20_Emphasis">Resultado esperado:</text:span></text:p>
      <text:list xml:id="list2771108274" text:style-name="L14">
        <text:list-item>
          <text:p text:style-name="P17">La consola debe estar libre de errores rojos relacionados con fetch o promesas.</text:p>
        </text:list-item>
      </text:list>
      <text:p text:style-name="Horizontal_20_Line"/>
      <text:h text:style-name="Heading_20_2" text:outline-level="2"><text:soft-page-break/>🔍 <text:span text:style-name="Strong_20_Emphasis">Prueba 8: Comprobación de response.ok</text:span></text:h>
      <text:p text:style-name="Text_20_body"><text:span text:style-name="Strong_20_Emphasis">Acción:</text:span></text:p>
      <text:list xml:id="list223220411" text:style-name="L15">
        <text:list-item>
          <text:p text:style-name="P18">Los alumnos deben confirmar en su código que existe una validación como esta:</text:p>
        </text:list-item>
      </text:list>
      <text:p text:style-name="P2"><text:span text:style-name="Source_20_Text">if (!response.ok) {</text:span></text:p>
      <text:p text:style-name="P2"><text:span text:style-name="Source_20_Text"><text:s text:c="4"/>callbackError("Error HTTP: " + response.status);</text:span></text:p>
      <text:p text:style-name="P2"><text:span text:style-name="Source_20_Text"><text:s text:c="4"/>return Promise.reject();</text:span></text:p>
      <text:p text:style-name="P3"><text:span text:style-name="Source_20_Text">}</text:span></text:p>
      <text:p text:style-name="Text_20_body"><text:span text:style-name="Strong_20_Emphasis">Resultado esperado:</text:span></text:p>
      <text:list xml:id="list1594872472" text:style-name="L16">
        <text:list-item>
          <text:p text:style-name="P19">Código correcto → la aplicación detecta errores HTTP antes de intentar leer el JSON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2T13:40:36.917000000</meta:creation-date>
    <dc:date>2025-12-02T13:40:49.124000000</dc:date>
    <meta:editing-duration>PT12S</meta:editing-duration>
    <meta:editing-cycles>1</meta:editing-cycles>
    <meta:document-statistic meta:table-count="0" meta:image-count="0" meta:object-count="0" meta:page-count="3" meta:paragraph-count="50" meta:word-count="335" meta:character-count="2048" meta:non-whitespace-character-count="1775"/>
    <meta:generator>LibreOffice/7.3.3.2$Windows_X86_64 LibreOffice_project/d1d0ea68f081ee2800a922cac8f79445e4603348</meta:generator>
  </office:meta>
</office:document-meta>
</file>